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D000002EC7399D3CB.png" manifest:media-type="image/png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0" style:family="paragraph" style:parent-style-name="Text_20_body">
      <style:text-properties style:font-name="NewsGotT1" fo:font-size="11pt" officeooo:paragraph-rsid="0018f00d" fo:background-color="#ffff00"/>
    </style:style>
    <style:style style:name="P41" style:family="paragraph" style:parent-style-name="Text_20_body">
      <style:text-properties style:font-name="NewsGotT1" fo:font-size="11pt" fo:background-color="#ffff00"/>
    </style:style>
    <style:style style:name="P4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3" style:family="paragraph" style:parent-style-name="Table_20_Contents">
      <style:text-properties fo:background-color="#ffff00"/>
    </style:style>
    <style:style style:name="P44" style:family="paragraph" style:parent-style-name="Table_20_Heading">
      <style:text-properties officeooo:rsid="001a11b4" officeooo:paragraph-rsid="001a11b4" fo:background-color="#ffff00"/>
    </style:style>
    <style:style style:name="P45" style:family="paragraph" style:parent-style-name="Table_20_Heading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text-properties officeooo:paragraph-rsid="0015e142" fo:background-color="#ffff00"/>
    </style:style>
    <style:style style:name="P48" style:family="paragraph" style:parent-style-name="Text_20_body">
      <style:text-properties officeooo:paragraph-rsid="001a11b4" fo:background-color="#ffff00"/>
    </style:style>
    <style:style style:name="P49" style:family="paragraph" style:parent-style-name="Text_20_body">
      <style:text-properties officeooo:rsid="002df094" officeooo:paragraph-rsid="002df094" fo:background-color="#ffff00"/>
    </style:style>
    <style:style style:name="P50" style:family="paragraph" style:parent-style-name="Text_20_body">
      <style:text-properties officeooo:paragraph-rsid="0018f00d" fo:background-color="#ffff00"/>
    </style:style>
    <style:style style:name="P51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2" style:family="paragraph" style:parent-style-name="Table_20_Contents">
      <style:text-properties officeooo:rsid="001d0795" officeooo:paragraph-rsid="001d0795"/>
    </style:style>
    <style:style style:name="P53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6" style:family="paragraph" style:parent-style-name="Text_20_body">
      <style:text-properties officeooo:rsid="00256781" officeooo:paragraph-rsid="00256781"/>
    </style:style>
    <style:style style:name="P57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8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59" style:family="paragraph" style:parent-style-name="Table_20_Contents">
      <style:text-properties officeooo:rsid="00281ee8" officeooo:paragraph-rsid="00281ee8"/>
    </style:style>
    <style:style style:name="P60" style:family="paragraph" style:parent-style-name="Text_20_body">
      <style:text-properties officeooo:rsid="00281ee8" officeooo:paragraph-rsid="00281ee8"/>
    </style:style>
    <style:style style:name="P61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2" style:family="paragraph" style:parent-style-name="Text_20_body">
      <style:text-properties officeooo:rsid="00281ee8" officeooo:paragraph-rsid="00281ee8" fo:background-color="transparent"/>
    </style:style>
    <style:style style:name="P63" style:family="paragraph" style:parent-style-name="Text_20_body">
      <style:text-properties officeooo:rsid="003425d3" officeooo:paragraph-rsid="003425d3" fo:background-color="transparent"/>
    </style:style>
    <style:style style:name="P64" style:family="paragraph" style:parent-style-name="Text_20_body">
      <style:text-properties fo:font-style="italic" fo:background-color="#ffff00" style:font-style-asian="italic" style:font-style-complex="italic"/>
    </style:style>
    <style:style style:name="P65" style:family="paragraph" style:parent-style-name="Text_20_body">
      <style:text-properties officeooo:rsid="00272c40" officeooo:paragraph-rsid="00281ee8"/>
    </style:style>
    <style:style style:name="P66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7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8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9" style:family="paragraph" style:parent-style-name="Standard">
      <style:paragraph-properties fo:line-height="100%" fo:text-align="start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71" style:family="paragraph" style:parent-style-name="Text_20_body">
      <style:text-properties officeooo:rsid="002df094" officeooo:paragraph-rsid="002df094" fo:background-color="#ffffff"/>
    </style:style>
    <style:style style:name="P72" style:family="paragraph" style:parent-style-name="Text_20_body">
      <style:text-properties officeooo:rsid="002f3597" officeooo:paragraph-rsid="002df094" fo:background-color="#ffffff"/>
    </style:style>
    <style:style style:name="P73" style:family="paragraph" style:parent-style-name="Text_20_body">
      <style:text-properties fo:background-color="#ffffff"/>
    </style:style>
    <style:style style:name="P74" style:family="paragraph" style:parent-style-name="Text_20_body">
      <style:text-properties officeooo:paragraph-rsid="0018f00d"/>
    </style:style>
    <style:style style:name="P75" style:family="paragraph" style:parent-style-name="Text_20_body">
      <style:paragraph-properties fo:text-align="justify" style:justify-single-word="false"/>
      <style:text-properties officeooo:rsid="0034982d" officeooo:paragraph-rsid="0034982d"/>
    </style:style>
    <style:style style:name="P76" style:family="paragraph" style:parent-style-name="Heading" style:master-page-name="Standard">
      <style:paragraph-properties style:page-number="auto"/>
    </style:style>
    <style:style style:name="P77" style:family="paragraph" style:parent-style-name="Heading_20_1">
      <style:paragraph-properties fo:text-align="justify" style:justify-single-word="false"/>
    </style:style>
    <style:style style:name="P78" style:family="paragraph" style:parent-style-name="Heading_20_1">
      <style:text-properties officeooo:rsid="0018f00d"/>
    </style:style>
    <style:style style:name="P79" style:family="paragraph" style:parent-style-name="Heading_20_2">
      <style:text-properties officeooo:paragraph-rsid="0023bad9"/>
    </style:style>
    <style:style style:name="P80" style:family="paragraph" style:parent-style-name="Heading_20_2">
      <style:text-properties officeooo:paragraph-rsid="0018f00d"/>
    </style:style>
    <style:style style:name="P81" style:family="paragraph" style:parent-style-name="Standard" style:master-page-name="Portada">
      <style:paragraph-properties style:page-number="auto"/>
    </style:style>
    <style:style style:name="P82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5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6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7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8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9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90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91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2" style:family="paragraph" style:parent-style-name="Text_20_body" style:list-style-name="L10">
      <style:text-properties officeooo:paragraph-rsid="001d0cf8"/>
    </style:style>
    <style:style style:name="P93" style:family="paragraph" style:parent-style-name="Text_20_body" style:list-style-name="L11">
      <style:text-properties officeooo:paragraph-rsid="001d0cf8"/>
    </style:style>
    <style:style style:name="P94" style:family="paragraph" style:parent-style-name="Text_20_body" style:list-style-name="L11">
      <style:text-properties officeooo:paragraph-rsid="0023bad9"/>
    </style:style>
    <style:style style:name="P95" style:family="paragraph" style:parent-style-name="Text_20_body" style:list-style-name="L11">
      <style:text-properties officeooo:paragraph-rsid="00256781"/>
    </style:style>
    <style:style style:name="P96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97" style:family="paragraph" style:parent-style-name="Text_20_body">
      <style:text-properties officeooo:rsid="00364a0f" officeooo:paragraph-rsid="00364a0f" fo:background-color="transparent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officeooo:rsid="001a11b4"/>
    </style:style>
    <style:style style:name="T18" style:family="text">
      <style:text-properties officeooo:rsid="001d0795"/>
    </style:style>
    <style:style style:name="T19" style:family="text">
      <style:text-properties officeooo:rsid="001d0cf8"/>
    </style:style>
    <style:style style:name="T20" style:family="text">
      <style:text-properties officeooo:rsid="0023bad9"/>
    </style:style>
    <style:style style:name="T21" style:family="text">
      <style:text-properties officeooo:rsid="00256781"/>
    </style:style>
    <style:style style:name="T22" style:family="text">
      <style:text-properties officeooo:rsid="00272c40"/>
    </style:style>
    <style:style style:name="T23" style:family="text">
      <style:text-properties officeooo:rsid="00281ee8"/>
    </style:style>
    <style:style style:name="T2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officeooo:rsid="001b8366"/>
    </style:style>
    <style:style style:name="T28" style:family="text">
      <style:text-properties officeooo:rsid="002df094"/>
    </style:style>
    <style:style style:name="T29" style:family="text">
      <style:text-properties officeooo:rsid="0034982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8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7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1">1.0.0</text:span></text:p>
      <text:p text:style-name="Nota_20_al_20_pié">Fecha: <text:span text:style-name="T21">03</text:span>/<text:span text:style-name="T21">05</text:span>/<text:span text:style-name="T21">2025</text:span></text:p>
      <text:p text:style-name="Nota_20_al_20_pié"/>
      <text:p text:style-name="P58"/>
      <text:p text:style-name="P57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76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2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2"><text:span text:style-name="T20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59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1">1.0.0</text:p>
          </table:table-cell>
          <table:table-cell table:style-name="Tabla3.B2" office:value-type="string">
            <text:p text:style-name="P53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8">22</text:span>/<text:span text:style-name="T18">04</text:span>/<text:span text:style-name="T18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6"/>
      <text:list text:style-name="L10">
        <text:list-item>
          <text:p text:style-name="P92"><text:span text:style-name="Emphasis"><text:span text:style-name="T20">App de Pokemon que nos permite llevar un registro de las capturas realizadas</text:span></text:span><text:span text:style-name="Emphasis"><text:span text:style-name="T19"> </text:span></text:span><text:span text:style-name="Emphasis"><text:span text:style-name="T21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4"/>
      <text:list text:style-name="L11">
        <text:list-item>
          <text:p text:style-name="P93"><text:span text:style-name="Emphasis"><text:span text:style-name="T18">Creación y eliminación de usuario : </text:span></text:span><text:span text:style-name="Emphasis"><text:span text:style-name="T19">Desde la aplicación <text:s/>permite registrar a nuevos miembros, así como </text:span></text:span><text:span text:style-name="Emphasis"><text:span text:style-name="T20">eliminar a los usuarios que no quieran seguir almacenando sus </text:span></text:span><text:span text:style-name="Emphasis"><text:span text:style-name="T21">p</text:span></text:span><text:span text:style-name="Emphasis"><text:span text:style-name="T20">okemon</text:span></text:span><text:span text:style-name="Emphasis"><text:span text:style-name="T19">.</text:span></text:span></text:p>
        </text:list-item>
        <text:list-item>
          <text:p text:style-name="P94"><text:span text:style-name="Emphasis"><text:span text:style-name="T20">Bùsqueda de pokemon por tipo : El usuario puede elegir el tipo del pokemon que quiere ver.</text:span></text:span></text:p>
        </text:list-item>
        <text:list-item>
          <text:p text:style-name="P94"><text:span text:style-name="Emphasis"><text:span text:style-name="T20">Inserción de </text:span></text:span><text:span text:style-name="Emphasis"><text:span text:style-name="T21">p</text:span></text:span><text:span text:style-name="Emphasis"><text:span text:style-name="T20">okemon : El usuario puede añadir sus </text:span></text:span><text:span text:style-name="Emphasis"><text:span text:style-name="T21">p</text:span></text:span><text:span text:style-name="Emphasis"><text:span text:style-name="T20">okemon conociendo una serie de campos (NºPokedex, nombre_pokemon,,,)</text:span></text:span></text:p>
        </text:list-item>
        <text:list-item>
          <text:p text:style-name="P94"><text:span text:style-name="Emphasis"><text:span text:style-name="T20">Acceso a todos los </text:span></text:span><text:span text:style-name="Emphasis"><text:span text:style-name="T21">p</text:span></text:span><text:span text:style-name="Emphasis"><text:span text:style-name="T20">okemon : El usuario podrá consultar los 151 pokemon disponibles para así ver sus datos antes de realizar la inserción. </text:span></text:span></text:p>
        </text:list-item>
        <text:list-item>
          <text:p text:style-name="P95"><text:span text:style-name="Emphasis"><text:span text:style-name="T21">La aplicación no incluirá el registro de pokemon mediante nivel, ni registrará pokemon variocolor.</text:span></text:span></text:p>
        </text:list-item>
        <text:list-item>
          <text:p text:style-name="P95"><text:span text:style-name="Emphasis"><text:span text:style-name="T21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0">Llevar un control de los pokemon que tienes capturados en cada momento.</text:span></text:p>
      <text:p text:style-name="Text_20_body">- <text:span text:style-name="T20">Posibilidad <text:s/>de consultar los 151 pokemon disponibles.</text:span></text:p>
      <text:p text:style-name="Text_20_body">- <text:span text:style-name="T21">Posibilidad de calcular el progreso registrado automáticamente.</text:span></text:p>
      <text:p text:style-name="Text_20_body">- <text:span text:style-name="T20">Insertar y eliminar usuarios del sistema.</text:span></text:p>
      <text:p text:style-name="Text_20_body"/>
      <text:p text:style-name="P54"/>
      <text:p text:style-name="P35"><text:span text:style-name="T8"/></text:p>
      <text:p text:style-name="P34"><text:soft-page-break/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1">La aplicacón será utilizada por toda persona jugadora de Pokemon que la solicite ya que no está hecha con fines comerciales, sino como una ayuda funcional.</text:p>
      <text:h text:style-name="P79" text:outline-level="2"><text:bookmark-start text:name="__RefHeading__10956_300738085"/>Introducción al Dominio del Problema<text:bookmark-end text:name="__RefHeading__10956_300738085"/></text:h>
      <text:p text:style-name="P20"><text:span text:style-name="T6"/></text:p>
      <text:p text:style-name="P22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6"><text:span text:style-name="T6"/></text:p>
      <text:p text:style-name="P62">Pokedex : Objeto utilizado para almacenar la información de los pokemon.</text:p>
      <text:p text:style-name="P62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6">é problema solucionaría?)</text:span><text:bookmark-end text:name="__RefHeading__10960_300738085"/></text:h>
      <text:p text:style-name="P56">Utilizamos bases de datos para almacenar los pokemon, así como los usuarios registrados. <text:span text:style-name="T23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6">Pros: App <text:span text:style-name="T23">gratuita, </text:span><text:span text:style-name="T22">sencilla</text:span>, funcional, interactiva <text:s/>y con pocos requerimientos para el sistema.</text:p>
      <text:p text:style-name="P56">Contras: Solo permite registrar pokemon de primera generación, y no permite registrar pokemon especiales(pokemon repartidos mediante evento, variocolor, etc..)</text:p>
      <text:p text:style-name="P56"/>
      <text:p text:style-name="P47"/>
      <text:p text:style-name="P47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0"/>
      <text:p text:style-name="P60">Aumentar el interés de los usuarios para introducirse en el mundo pokemon</text:p>
      <text:p text:style-name="P46"/>
      <text:h text:style-name="Heading_20_2" text:outline-level="2"><text:bookmark-start text:name="__RefHeading__10982_300738085"/>Objetivos de Negocio<text:bookmark-end text:name="__RefHeading__10982_300738085"/></text:h>
      <text:p text:style-name="P39"/>
      <text:p text:style-name="P65">Mejorar la eficiencia a la hora de <text:span text:style-name="T23">llevar un registro actualizado</text:span> <text:span text:style-name="T23">de</text:span> todos los pokemon, <text:span text:style-name="T28">así como conseguir una experiencia más gratificante a la hora de jugar a este tipo de juego gracias a la comodidad de nuestra aplicación</text:span></text:p>
      <text:h text:style-name="P77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82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83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8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8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8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7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8">Flujo principal </text:p>
              </text:list-item>
            </text:list>
            <text:p text:style-name="P6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1"><text:span text:style-name="T24">7b. Flujo alternativo </text:span><text:span text:style-name="T25"><text:line-break/></text:span><text:span text:style-name="T2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ext:soft-page-break/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7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9"><text:span text:style-name="T2"/></text:p>
          </table:table-cell>
          <table:table-cell table:style-name="Tabla1_5f_1.D1" office:value-type="string">
            <text:p text:style-name="P69"><text:span text:style-name="T2"/></text:p>
          </table:table-cell>
          <table:table-cell table:style-name="Tabla1_5f_1.D1" table:number-columns-spanned="2" office:value-type="string">
            <text:p text:style-name="P69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9"><text:span text:style-name="T2">- </text:span><text:span text:style-name="T3">Permitir el registro de usuarios.</text:span></text:p>
            <text:p text:style-name="P69"><text:span text:style-name="T3"/></text:p>
            <text:p text:style-name="P6">- Insertar pokemon capturados.</text:p>
            <text:p text:style-name="P69"><text:span text:style-name="T3"/></text:p>
            <text:p text:style-name="P6">- Consultar el progreso del usuario.</text:p>
            <text:p text:style-name="P69"><text:span text:style-name="T3"/></text:p>
            <text:p text:style-name="P6">- Filtrar pokemon por tipo.</text:p>
            <text:p text:style-name="P69"><text:span text:style-name="T3"/></text:p>
            <text:p text:style-name="P6">- Visualizar la pokedex.</text:p>
            <text:p text:style-name="P69"><text:span text:style-name="T2"/></text:p>
            <text:p text:style-name="P69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9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_5f_1.26">
          <table:table-cell table:style-name="Tabla1_5f_1.D1" table:number-columns-spanned="4" office:value-type="string">
            <text:p text:style-name="P69"><draw:frame draw:style-name="fr4" draw:name="Imagen1" text:anchor-type="char" svg:x="0.556cm" svg:y="0.217cm" svg:width="10.636cm" svg:height="8.892cm" draw:z-index="18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4"/></text:p>
      <text:p text:style-name="P66"><text:span text:style-name="T9"/></text:p>
      <text:h text:style-name="Heading_20_2" text:outline-level="2"><text:bookmark-start text:name="__RefHeading___Toc14684_2657072607"/><text:soft-page-break/>Requisitos Funcionales<text:bookmark-end text:name="__RefHeading___Toc14684_2657072607"/></text:h>
      <text:p text:style-name="Text_20_body"/>
      <text:p text:style-name="P70"><text:span text:style-name="T10">E</text:span><text:span text:style-name="T9">l sistema debe permitir al usuario visualizar la tabla que contiene los 151 pokemon disponibles para registrar.</text:span></text:p>
      <text:p text:style-name="P70"><text:span text:style-name="T9"/></text:p>
      <text:p text:style-name="P23">El sistema debe permitir al usuario agregar pokemon que este vaya capturando y mostrárselos cuando este los pida.</text:p>
      <text:p text:style-name="P70"><text:span text:style-name="T9"/></text:p>
      <text:p text:style-name="P23">El sistema debe permitir al usuario filtrar pokemon según su tipo, independientemente de que este sea su primer o segundo tipo.</text:p>
      <text:p text:style-name="P70"><text:span text:style-name="T9"/></text:p>
      <text:p text:style-name="P23">El sistema debe calcularle al usuario el progreso que lleva siempre que este lo pida.</text:p>
      <text:p text:style-name="P70"><text:span text:style-name="T9"/></text:p>
      <text:p text:style-name="P23">El sistema debe generarle al usuario un fichero si así lo desea.</text:p>
      <text:p text:style-name="P42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3"/>
      <text:p text:style-name="P71">El sistema debe de estar preparado para los diferentes errores que pueda suceder.</text:p>
      <text:p text:style-name="P71"/>
      <text:p text:style-name="P71">El sistema debe de establecer las conexiones con la base de datos.</text:p>
      <text:p text:style-name="P72"/>
      <text:p text:style-name="P49"/>
      <text:p text:style-name="P49"/>
      <text:p text:style-name="P46"/>
      <text:h text:style-name="P78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74"><draw:frame draw:style-name="fr3" draw:name="Imagen2" text:anchor-type="char" svg:width="16cm" svg:height="7.027cm" draw:z-index="19"><draw:image xlink:href="Pictures/10000000000002820000011A65472A55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50"/>
      <text:p text:style-name="P46"><draw:frame draw:style-name="fr2" draw:name="Imagen3" text:anchor-type="char" svg:width="11.566cm" svg:height="8.271cm" draw:z-index="20"><draw:image xlink:href="Pictures/1000000000000294000001D8D9255C3A.png" xlink:type="simple" xlink:show="embed" xlink:actuate="onLoad" draw:mime-type="image/png"/></draw:frame></text:p>
      <text:h text:style-name="P80" text:outline-level="2"><text:bookmark-start text:name="__RefHeading___Toc14692_2657072607"/><text:soft-page-break/>Diagrama de Actividad <text:bookmark-end text:name="__RefHeading___Toc14692_2657072607"/></text:h>
      <text:p text:style-name="P50"/>
      <text:p text:style-name="P46"><draw:frame draw:style-name="fr2" draw:name="Imagen4" text:anchor-type="char" svg:width="12.099cm" svg:height="17.237cm" draw:z-index="21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6"/>
      <text:h text:style-name="Heading_20_1" text:outline-level="1"><text:bookmark-start text:name="__RefHeading___Toc14696_2657072607"/>Plan de prue<text:span text:style-name="T15">bas y validació</text:span><text:span text:style-name="T16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P40">(GitHub + Maven)</text:p>
      <text:p text:style-name="P41">Describe las pruebas para verificar que cada unidad del sistema funciona correctamente.</text:p>
      <text:p text:style-name="P4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1">Relaciona requisitos con sus pruebas para garantizar que todos han sido cubiertos.</text:p>
      <text:p text:style-name="P46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4">RF-ID</text:p>
          </table:table-cell>
          <table:table-cell table:style-name="Tabla12.A1" office:value-type="string">
            <text:p text:style-name="P45">Descripción del Requisito Funcional</text:p>
          </table:table-cell>
          <table:table-cell table:style-name="Tabla12.A1" office:value-type="string">
            <text:p text:style-name="P45">Caso de Uso Relacionado</text:p>
          </table:table-cell>
          <table:table-cell table:style-name="Tabla12.A1" office:value-type="string">
            <text:p text:style-name="P45">Clases Implicadas</text:p>
          </table:table-cell>
          <table:table-cell table:style-name="Tabla12.A1" office:value-type="string">
            <text:p text:style-name="P45">Prueba Unitaria</text:p>
          </table:table-cell>
          <table:table-cell table:style-name="Tabla12.F1" office:value-type="string">
            <text:p text:style-name="P45">Estado</text:p>
          </table:table-cell>
        </table:table-row>
        <table:table-row>
          <table:table-cell table:style-name="Tabla12.A2" office:value-type="string">
            <text:p text:style-name="P43">RF-01</text:p>
          </table:table-cell>
          <table:table-cell table:style-name="Tabla12.A2" office:value-type="string">
            <text:p text:style-name="P43">El usuario podrá iniciar sesión con su correo y contraseña.</text:p>
          </table:table-cell>
          <table:table-cell table:style-name="Tabla12.A2" office:value-type="string">
            <text:p text:style-name="P43">CU-01: Iniciar sesión</text:p>
          </table:table-cell>
          <table:table-cell table:style-name="Tabla12.A2" office:value-type="string">
            <text:p text:style-name="P43">Usuario, Sesión</text:p>
          </table:table-cell>
          <table:table-cell table:style-name="Tabla12.A2" office:value-type="string">
            <text:p text:style-name="P43">testLoginOK()</text:p>
          </table:table-cell>
          <table:table-cell table:style-name="Tabla12.F2" office:value-type="string">
            <text:p text:style-name="P43">Implementado</text:p>
          </table:table-cell>
        </table:table-row>
        <table:table-row>
          <table:table-cell table:style-name="Tabla12.A2" office:value-type="string">
            <text:p text:style-name="P43">RF-02</text:p>
          </table:table-cell>
          <table:table-cell table:style-name="Tabla12.A2" office:value-type="string">
            <text:p text:style-name="P43">El sistema mostrará la disponibilidad de aulas en tiempo real.</text:p>
          </table:table-cell>
          <table:table-cell table:style-name="Tabla12.A2" office:value-type="string">
            <text:p text:style-name="P43">CU-02: Consultar disponibilidad</text:p>
          </table:table-cell>
          <table:table-cell table:style-name="Tabla12.A2" office:value-type="string">
            <text:p text:style-name="P43">Aula, Horario</text:p>
          </table:table-cell>
          <table:table-cell table:style-name="Tabla12.A2" office:value-type="string">
            <text:p text:style-name="P43">testDisponibilidad()</text:p>
          </table:table-cell>
          <table:table-cell table:style-name="Tabla12.F2" office:value-type="string">
            <text:p text:style-name="P43">En desarrollo</text:p>
          </table:table-cell>
        </table:table-row>
        <table:table-row>
          <table:table-cell table:style-name="Tabla12.A2" office:value-type="string">
            <text:p text:style-name="P43">RF-03</text:p>
          </table:table-cell>
          <table:table-cell table:style-name="Tabla12.A2" office:value-type="string">
            <text:p text:style-name="P43">El usuario podrá hacer una reserva indicando día y hora.</text:p>
          </table:table-cell>
          <table:table-cell table:style-name="Tabla12.A2" office:value-type="string">
            <text:p text:style-name="P43">CU-03: Reservar aula</text:p>
          </table:table-cell>
          <table:table-cell table:style-name="Tabla12.A2" office:value-type="string">
            <text:p text:style-name="P43">Reserva, Aula, Usuario</text:p>
          </table:table-cell>
          <table:table-cell table:style-name="Tabla12.A2" office:value-type="string">
            <text:p text:style-name="P43">testCrearReserva()</text:p>
          </table:table-cell>
          <table:table-cell table:style-name="Tabla12.F2" office:value-type="string">
            <text:p text:style-name="P43">Pendiente</text:p>
          </table:table-cell>
        </table:table-row>
        <table:table-row>
          <table:table-cell table:style-name="Tabla12.A2" office:value-type="string">
            <text:p text:style-name="P43">RF-04</text:p>
          </table:table-cell>
          <table:table-cell table:style-name="Tabla12.A2" office:value-type="string">
            <text:p text:style-name="P43">El sistema enviará un correo de confirmación al reservar.</text:p>
          </table:table-cell>
          <table:table-cell table:style-name="Tabla12.A2" office:value-type="string">
            <text:p text:style-name="P43">CU-04: Confirmar reserva</text:p>
          </table:table-cell>
          <table:table-cell table:style-name="Tabla12.A2" office:value-type="string">
            <text:p text:style-name="P43">EmailService, Reserva</text:p>
          </table:table-cell>
          <table:table-cell table:style-name="Tabla12.A2" office:value-type="string">
            <text:p text:style-name="P43">testEnviarCorreo()</text:p>
          </table:table-cell>
          <table:table-cell table:style-name="Tabla12.F2" office:value-type="string">
            <text:p text:style-name="P43">En pruebas</text:p>
          </table:table-cell>
        </table:table-row>
      </table:table>
      <text:p text:style-name="P48"><text:span text:style-name="T13"/></text:p>
      <text:p text:style-name="P48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7">E</text:span>structura del repositorio<text:bookmark-end text:name="__RefHeading___Toc14704_2657072607"/></text:h>
      <text:p text:style-name="P63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7">En el proyecto creado para la obtención de pokemon en tablas hemos realizado todas las fases de compilación, y todo tipo de pruebas unitarias de nuestras diferentes clases.</text:p>
      <text:p text:style-name="P97"/>
      <text:p text:style-name="P97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18"><draw:frame draw:style-name="fr1" draw:name="Marco45" text:anchor-type="as-char" svg:y="-1.005cm" svg:width="15.93cm" svg:height="3.667cm" draw:z-index="22"><draw:text-box><text:p text:style-name="P17">Lunes 12/05/2025 Miércoles 14/05/2025</text:p><text:p text:style-name="P17">Jueves 15/05/2025 Sábado 16/05/2025</text:p><text:p text:style-name="P17">Lunes 18/05/2025 Martes 19/05/2025</text:p><text:p text:style-name="P17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29">B</text:span>: Glosario de Acrónimos y Abreviaturas<text:bookmark-end text:name="__RefHeading__11040_300738085"/></text:h>
      <text:p text:style-name="P18"><draw:frame draw:style-name="fr1" draw:name="Marco47" text:anchor-type="as-char" svg:y="-1.005cm" svg:width="15.93cm" svg:height="5.54cm" draw:z-index="23"><draw:text-box><text:p text:style-name="P17">DAO : Data Access Object</text:p><text:p text:style-name="P17">DB : Base de Datos</text:p><text:p text:style-name="P17">ID : Identificador único de entidad</text:p><text:p text:style-name="P17">JDBC : Java Database Connectivity</text:p><text:p text:style-name="P17">Junit : <text:s/>Framework de pruebas unitarias para Java.</text:p><text:p text:style-name="P17">Pokedex : Enciclopedia de pokemon</text:p><text:p text:style-name="P17">CRUD : Create, Read, Update, Delete</text:p><text:p text:style-name="P75"><text:span text:style-name="T11"/></text:p><text:p text:style-name="P75"><text:span text:style-name="T11"/></text:p><text:p text:style-name="P75"><text:span text:style-name="T11"/>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6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0</meta:editing-cycles>
    <meta:editing-duration>PT11H13M17S</meta:editing-duration>
    <dc:title>Especificación de Requisitos</dc:title>
    <dc:date>2025-05-20T18:21:51.909386687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7" meta:object-count="0" meta:page-count="19" meta:paragraph-count="232" meta:word-count="1547" meta:character-count="9668" meta:non-whitespace-character-count="8317"/>
    <meta:user-defined meta:name="Autor">&lt;Nombre de la Empresa&gt;</meta:user-defined>
    <meta:user-defined meta:name="Departamento">&lt;Unidad Organizativa&gt;</meta:user-defined>
  </office:meta>
</office:document-meta>
</file>